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8.24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1"/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8" table:default-cell-style-name="Default"/>
        <table:table-row table:style-name="ro1">
          <table:table-cell office:value-type="string">
            <text:p>Description</text:p>
          </table:table-cell>
          <table:table-cell office:value-type="string">
            <text:p>Count</text:p>
          </table:table-cell>
          <table:table-cell office:value-type="string">
            <text:p>Survivors</text:p>
          </table:table-cell>
          <table:table-cell table:style-name="Default" office:value-type="string">
            <text:p>Ratio</text:p>
          </table:table-cell>
          <table:table-cell office:value-type="string">
            <text:p>Delta</text:p>
          </table:table-cell>
          <table:table-cell table:number-columns-repeated="7"/>
        </table:table-row>
        <table:table-row table:style-name="ro1">
          <table:table-cell office:value-type="string">
            <text:p>All passengers</text:p>
          </table:table-cell>
          <table:table-cell office:value-type="float" office:value="1317">
            <text:p>1317</text:p>
          </table:table-cell>
          <table:table-cell office:value-type="float" office:value="492">
            <text:p>492</text:p>
          </table:table-cell>
          <table:table-cell table:formula="of:=[.C2]/[.B2]" office:value-type="percentage" office:value="0.373576309794989">
            <text:p>37.36%</text:p>
          </table:table-cell>
          <table:table-cell table:number-columns-repeated="8"/>
        </table:table-row>
        <table:table-row table:style-name="ro1">
          <table:table-cell office:value-type="string">
            <text:p>All passengers in dataset</text:p>
          </table:table-cell>
          <table:table-cell office:value-type="float" office:value="891">
            <text:p>891</text:p>
          </table:table-cell>
          <table:table-cell office:value-type="float" office:value="342">
            <text:p>342</text:p>
          </table:table-cell>
          <table:table-cell table:formula="of:=[.C3]/[.B3]" office:value-type="percentage" office:value="0.383838383838384">
            <text:p>38.38%</text:p>
          </table:table-cell>
          <table:table-cell table:number-columns-repeated="8"/>
        </table:table-row>
        <table:table-row table:style-name="ro1">
          <table:table-cell office:value-type="string">
            <text:p>Passengers with age attribute</text:p>
          </table:table-cell>
          <table:table-cell office:value-type="float" office:value="714">
            <text:p>714</text:p>
          </table:table-cell>
          <table:table-cell office:value-type="float" office:value="290">
            <text:p>290</text:p>
          </table:table-cell>
          <table:table-cell table:formula="of:=[.C4]/[.B4]" office:value-type="percentage" office:value="0.406162464985994">
            <text:p>40.62%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>
            <text:p>Survived</text:p>
          </table:table-cell>
          <table:table-cell office:value-type="string">
            <text:p>Died</text:p>
          </table:table-cell>
          <table:table-cell office:value-type="string">
            <text:p>Total</text:p>
          </table:table-cell>
        </table:table-row>
        <table:table-row table:style-name="ro2">
          <table:table-cell office:value-type="string">
            <text:p>All passengers in first class</text:p>
          </table:table-cell>
          <table:table-cell office:value-type="float" office:value="216">
            <text:p>216</text:p>
          </table:table-cell>
          <table:table-cell office:value-type="float" office:value="136">
            <text:p>136</text:p>
          </table:table-cell>
          <table:table-cell table:formula="of:=[.C6]/[.B6]" office:value-type="percentage" office:value="0.62962962962963">
            <text:p>62.96%</text:p>
          </table:table-cell>
          <table:table-cell table:formula="of:=[.D6]-[.$D$2]" office:value-type="percentage" office:value="0.256053319834641">
            <text:p>25.61%</text:p>
          </table:table-cell>
          <table:table-cell table:number-columns-repeated="3"/>
          <table:table-cell office:value-type="string">
            <text:p>1<text:span text:style-name="T1">st</text:span> Class</text:p>
          </table:table-cell>
          <table:table-cell office:value-type="float" office:value="136">
            <text:p>136</text:p>
          </table:table-cell>
          <table:table-cell table:formula="of:=[.B6]-[.C6]" office:value-type="float" office:value="80">
            <text:p>80</text:p>
          </table:table-cell>
          <table:table-cell table:formula="of:=[.J6]+[.K6]" office:value-type="float" office:value="216">
            <text:p>216</text:p>
          </table:table-cell>
        </table:table-row>
        <table:table-row table:style-name="ro2">
          <table:table-cell office:value-type="string">
            <text:p>All passengers in second class</text:p>
          </table:table-cell>
          <table:table-cell office:value-type="float" office:value="184">
            <text:p>184</text:p>
          </table:table-cell>
          <table:table-cell office:value-type="float" office:value="87">
            <text:p>87</text:p>
          </table:table-cell>
          <table:table-cell table:formula="of:=[.C7]/[.B7]" office:value-type="percentage" office:value="0.472826086956522">
            <text:p>47.28%</text:p>
          </table:table-cell>
          <table:table-cell table:formula="of:=[.D7]-[.$D$2]" office:value-type="percentage" office:value="0.0992497771615331">
            <text:p>9.92%</text:p>
          </table:table-cell>
          <table:table-cell table:number-columns-repeated="3"/>
          <table:table-cell office:value-type="string">
            <text:p>2<text:span text:style-name="T1">nd</text:span> Class</text:p>
          </table:table-cell>
          <table:table-cell office:value-type="float" office:value="87">
            <text:p>87</text:p>
          </table:table-cell>
          <table:table-cell table:formula="of:=[.B7]-[.C7]" office:value-type="float" office:value="97">
            <text:p>97</text:p>
          </table:table-cell>
          <table:table-cell table:formula="of:=[.J7]+[.K7]" office:value-type="float" office:value="184">
            <text:p>184</text:p>
          </table:table-cell>
        </table:table-row>
        <table:table-row table:style-name="ro2">
          <table:table-cell office:value-type="string">
            <text:p>All passengers in third class</text:p>
          </table:table-cell>
          <table:table-cell office:value-type="float" office:value="491">
            <text:p>491</text:p>
          </table:table-cell>
          <table:table-cell office:value-type="float" office:value="119">
            <text:p>119</text:p>
          </table:table-cell>
          <table:table-cell table:formula="of:=[.C8]/[.B8]" office:value-type="percentage" office:value="0.242362525458248">
            <text:p>24.24%</text:p>
          </table:table-cell>
          <table:table-cell table:formula="of:=[.D8]-[.$D$2]" office:value-type="percentage" office:value="-0.13121378433674">
            <text:p>-13.12%</text:p>
          </table:table-cell>
          <table:table-cell table:number-columns-repeated="3"/>
          <table:table-cell office:value-type="string">
            <text:p>3<text:span text:style-name="T1">rd</text:span> Class</text:p>
          </table:table-cell>
          <table:table-cell office:value-type="float" office:value="119">
            <text:p>119</text:p>
          </table:table-cell>
          <table:table-cell table:formula="of:=[.B8]-[.C8]" office:value-type="float" office:value="372">
            <text:p>372</text:p>
          </table:table-cell>
          <table:table-cell table:formula="of:=[.J8]+[.K8]" office:value-type="float" office:value="491">
            <text:p>491</text:p>
          </table:table-cell>
        </table:table-row>
        <table:table-row table:style-name="ro1">
          <table:table-cell table:number-columns-repeated="8"/>
          <table:table-cell office:value-type="string">
            <text:p>Total</text:p>
          </table:table-cell>
          <table:table-cell table:formula="of:=SUM([.J6:.J8])" office:value-type="float" office:value="342">
            <text:p>342</text:p>
          </table:table-cell>
          <table:table-cell table:formula="of:=SUM([.K6:.K8])" office:value-type="float" office:value="549">
            <text:p>549</text:p>
          </table:table-cell>
          <table:table-cell table:formula="of:=[.J9]+[.K9]" office:value-type="float" office:value="891">
            <text:p>891</text:p>
          </table:table-cell>
        </table:table-row>
        <table:table-row table:style-name="ro1">
          <table:table-cell office:value-type="string">
            <text:p>All adult males with age attibute</text:p>
          </table:table-cell>
          <table:table-cell office:value-type="float" office:value="395">
            <text:p>395</text:p>
          </table:table-cell>
          <table:table-cell office:value-type="float" office:value="70">
            <text:p>70</text:p>
          </table:table-cell>
          <table:table-cell table:formula="of:=[.C10]/[.B10]" office:value-type="percentage" office:value="0.177215189873418">
            <text:p>17.72%</text:p>
          </table:table-cell>
          <table:table-cell table:formula="of:=[.D10]-[.$D$2]" office:value-type="percentage" office:value="-0.196361119921571">
            <text:p>-19.64%</text:p>
          </table:table-cell>
          <table:table-cell table:number-columns-repeated="7"/>
        </table:table-row>
        <table:table-row table:style-name="ro1">
          <table:table-cell office:value-type="string">
            <text:p>All adult females with age attibute</text:p>
          </table:table-cell>
          <table:table-cell office:value-type="float" office:value="206">
            <text:p>206</text:p>
          </table:table-cell>
          <table:table-cell office:value-type="float" office:value="159">
            <text:p>159</text:p>
          </table:table-cell>
          <table:table-cell table:formula="of:=[.C11]/[.B11]" office:value-type="percentage" office:value="0.771844660194175">
            <text:p>77.18%</text:p>
          </table:table-cell>
          <table:table-cell table:formula="of:=[.D11]-[.$D$2]" office:value-type="percentage" office:value="0.398268350399186">
            <text:p>39.83%</text:p>
          </table:table-cell>
          <table:table-cell table:number-columns-repeated="7"/>
        </table:table-row>
        <table:table-row table:style-name="ro1">
          <table:table-cell office:value-type="string">
            <text:p>All children with age attibute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table:formula="of:=[.C12]/[.B12]" office:value-type="percentage" office:value="0.539823008849557">
            <text:p>53.98%</text:p>
          </table:table-cell>
          <table:table-cell table:formula="of:=[.D12]-[.$D$2]" office:value-type="percentage" office:value="0.166246699054569">
            <text:p>16.62%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>
            <text:p>Survived</text:p>
          </table:table-cell>
          <table:table-cell office:value-type="string">
            <text:p>Died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string">
            <text:p>Adult males with age attribute in first class</text:p>
          </table:table-cell>
          <table:table-cell office:value-type="float" office:value="97">
            <text:p>97</text:p>
          </table:table-cell>
          <table:table-cell office:value-type="float" office:value="36">
            <text:p>36</text:p>
          </table:table-cell>
          <table:table-cell table:formula="of:=[.C14]/[.B14]" office:value-type="percentage" office:value="0.371134020618557">
            <text:p>37.11%</text:p>
          </table:table-cell>
          <table:table-cell table:formula="of:=[.D14]-[.$D$2]" office:value-type="percentage" office:value="-0.00244228917643191">
            <text:p>-0.24%</text:p>
          </table:table-cell>
          <table:table-cell table:number-columns-repeated="3"/>
          <table:table-cell office:value-type="string">
            <text:p>Men</text:p>
          </table:table-cell>
          <table:table-cell office:value-type="float" office:value="70">
            <text:p>70</text:p>
          </table:table-cell>
          <table:table-cell table:formula="of:=[.L14]-[.J14]" office:value-type="float" office:value="325">
            <text:p>325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 office:value-type="string">
            <text:p>Adult females with age attribute in first class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table:formula="of:=[.C15]/[.B15]" office:value-type="percentage" office:value="0.974025974025974">
            <text:p>97.40%</text:p>
          </table:table-cell>
          <table:table-cell table:formula="of:=[.D15]-[.$D$2]" office:value-type="percentage" office:value="0.600449664230985">
            <text:p>60.04%</text:p>
          </table:table-cell>
          <table:table-cell table:number-columns-repeated="3"/>
          <table:table-cell office:value-type="string">
            <text:p>Women</text:p>
          </table:table-cell>
          <table:table-cell office:value-type="float" office:value="159">
            <text:p>159</text:p>
          </table:table-cell>
          <table:table-cell table:formula="of:=[.L15]-[.J15]" office:value-type="float" office:value="47">
            <text:p>47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string">
            <text:p>Children with age attribute in first class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[.C16]/[.B16]" office:value-type="percentage" office:value="0.916666666666667">
            <text:p>91.67%</text:p>
          </table:table-cell>
          <table:table-cell table:formula="of:=[.D16]-[.$D$2]" office:value-type="percentage" office:value="0.543090356871678">
            <text:p>54.31%</text:p>
          </table:table-cell>
          <table:table-cell table:number-columns-repeated="3"/>
          <table:table-cell office:value-type="string">
            <text:p>Children</text:p>
          </table:table-cell>
          <table:table-cell office:value-type="float" office:value="61">
            <text:p>61</text:p>
          </table:table-cell>
          <table:table-cell table:formula="of:=[.L16]-[.J16]" office:value-type="float" office:value="52">
            <text:p>52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table:number-columns-repeated="8"/>
          <table:table-cell office:value-type="string">
            <text:p>Total</text:p>
          </table:table-cell>
          <table:table-cell table:formula="of:=SUM([.J14:.J16])" office:value-type="float" office:value="290">
            <text:p>290</text:p>
          </table:table-cell>
          <table:table-cell table:formula="of:=SUM([.K14:.K16])" office:value-type="float" office:value="424">
            <text:p>424</text:p>
          </table:table-cell>
          <table:table-cell table:formula="of:=SUM([.L14:.L16])" office:value-type="float" office:value="714">
            <text:p>714</text:p>
          </table:table-cell>
        </table:table-row>
        <table:table-row table:style-name="ro1">
          <table:table-cell office:value-type="string">
            <text:p>Adult males with age attribute in second class</text:p>
          </table:table-cell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table:formula="of:=[.C18]/[.B18]" office:value-type="percentage" office:value="0.0681818181818182">
            <text:p>6.82%</text:p>
          </table:table-cell>
          <table:table-cell table:formula="of:=[.D18]-[.$D$2]" office:value-type="percentage" office:value="-0.30539449161317">
            <text:p>-30.54%</text:p>
          </table:table-cell>
          <table:table-cell table:number-columns-repeated="7"/>
        </table:table-row>
        <table:table-row table:style-name="ro1">
          <table:table-cell office:value-type="string">
            <text:p>Adult females with age attribute in second class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  <table:table-cell table:formula="of:=[.C19]/[.B19]" office:value-type="percentage" office:value="0.903225806451613">
            <text:p>90.32%</text:p>
          </table:table-cell>
          <table:table-cell table:formula="of:=[.D19]-[.$D$2]" office:value-type="percentage" office:value="0.529649496656624">
            <text:p>52.96%</text:p>
          </table:table-cell>
          <table:table-cell table:number-columns-repeated="7"/>
        </table:table-row>
        <table:table-row table:style-name="ro1">
          <table:table-cell office:value-type="string">
            <text:p>Children with age attribute in second class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formula="of:=[.C20]/[.B20]" office:value-type="percentage" office:value="0.91304347826087">
            <text:p>91.30%</text:p>
          </table:table-cell>
          <table:table-cell table:formula="of:=[.D20]-[.$D$2]" office:value-type="percentage" office:value="0.539467168465881">
            <text:p>53.95%</text:p>
          </table:table-cell>
          <table:table-cell table:number-columns-repeated="4"/>
          <table:table-cell office:value-type="string">
            <text:p>Survived</text:p>
          </table:table-cell>
          <table:table-cell office:value-type="string">
            <text:p>Died</text:p>
          </table:table-cell>
          <table:table-cell office:value-type="string">
            <text:p>Total</text:p>
          </table:table-cell>
        </table:table-row>
        <table:table-row table:style-name="ro1">
          <table:table-cell table:number-columns-repeated="8"/>
          <table:table-cell office:value-type="string">
            <text:p>0 to 4</text:p>
          </table:table-cell>
          <table:table-cell office:value-type="float" office:value="27">
            <text:p>27</text:p>
          </table:table-cell>
          <table:table-cell table:formula="of:=[.L21]-[.J21]" office:value-type="float" office:value="13">
            <text:p>1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Adult males with age attribute in third class</text:p>
          </table:table-cell>
          <table:table-cell office:value-type="float" office:value="210">
            <text:p>210</text:p>
          </table:table-cell>
          <table:table-cell office:value-type="float" office:value="28">
            <text:p>28</text:p>
          </table:table-cell>
          <table:table-cell table:formula="of:=[.C22]/[.B22]" office:value-type="percentage" office:value="0.133333333333333">
            <text:p>13.33%</text:p>
          </table:table-cell>
          <table:table-cell table:formula="of:=[.D22]-[.$D$2]" office:value-type="percentage" office:value="-0.240242976461655">
            <text:p>-24.02%</text:p>
          </table:table-cell>
          <table:table-cell table:number-columns-repeated="3"/>
          <table:table-cell table:style-name="ce1" office:value-type="string">
            <text:p>5 to 9</text:p>
          </table:table-cell>
          <table:table-cell office:value-type="float" office:value="11">
            <text:p>11</text:p>
          </table:table-cell>
          <table:table-cell table:formula="of:=[.L22]-[.J22]" office:value-type="float" office:value="11">
            <text:p>1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Adult females with age attribute in third class</text:p>
          </table:table-cell>
          <table:table-cell office:value-type="float" office:value="67">
            <text:p>67</text:p>
          </table:table-cell>
          <table:table-cell office:value-type="float" office:value="28">
            <text:p>28</text:p>
          </table:table-cell>
          <table:table-cell table:formula="of:=[.C23]/[.B23]" office:value-type="percentage" office:value="0.417910447761194">
            <text:p>41.79%</text:p>
          </table:table-cell>
          <table:table-cell table:formula="of:=[.D23]-[.$D$2]" office:value-type="percentage" office:value="0.0443341379662054">
            <text:p>4.43%</text:p>
          </table:table-cell>
          <table:table-cell table:number-columns-repeated="3"/>
          <table:table-cell office:value-type="string">
            <text:p>10 to 14</text:p>
          </table:table-cell>
          <table:table-cell office:value-type="float" office:value="7">
            <text:p>7</text:p>
          </table:table-cell>
          <table:table-cell table:formula="of:=[.L23]-[.J23]"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Children with age attribute in third class</text:p>
          </table:table-cell>
          <table:table-cell office:value-type="float" office:value="78">
            <text:p>78</text:p>
          </table:table-cell>
          <table:table-cell office:value-type="float" office:value="29">
            <text:p>29</text:p>
          </table:table-cell>
          <table:table-cell table:formula="of:=[.C24]/[.B24]" office:value-type="percentage" office:value="0.371794871794872">
            <text:p>37.18%</text:p>
          </table:table-cell>
          <table:table-cell table:formula="of:=[.D24]-[.$D$2]" office:value-type="percentage" office:value="-0.00178143800011682">
            <text:p>-0.18%</text:p>
          </table:table-cell>
          <table:table-cell table:number-columns-repeated="3"/>
          <table:table-cell office:value-type="string">
            <text:p>15 to 19</text:p>
          </table:table-cell>
          <table:table-cell office:value-type="float" office:value="34">
            <text:p>34</text:p>
          </table:table-cell>
          <table:table-cell table:formula="of:=[.L24]-[.J24]" office:value-type="float" office:value="52">
            <text:p>52</text:p>
          </table:table-cell>
          <table:table-cell office:value-type="float" office:value="86">
            <text:p>86</text:p>
          </table:table-cell>
        </table:table-row>
        <table:table-row table:style-name="ro1">
          <table:table-cell table:number-columns-repeated="8"/>
          <table:table-cell office:value-type="string">
            <text:p>20 to 24</text:p>
          </table:table-cell>
          <table:table-cell office:value-type="float" office:value="39">
            <text:p>39</text:p>
          </table:table-cell>
          <table:table-cell table:formula="of:=[.L25]-[.J25]" office:value-type="float" office:value="75">
            <text:p>75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Passenger ages:</text:p>
          </table:table-cell>
          <table:table-cell table:number-columns-repeated="7"/>
          <table:table-cell office:value-type="string">
            <text:p>25 to 29</text:p>
          </table:table-cell>
          <table:table-cell office:value-type="float" office:value="38">
            <text:p>38</text:p>
          </table:table-cell>
          <table:table-cell table:formula="of:=[.L26]-[.J26]" office:value-type="float" office:value="68">
            <text:p>68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0 to 4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table:formula="of:=[.C27]/[.B27]" office:value-type="percentage" office:value="0.675">
            <text:p>67.50%</text:p>
          </table:table-cell>
          <table:table-cell table:formula="of:=[.D27]-[.$D$2]" office:value-type="percentage" office:value="0.301423690205011">
            <text:p>30.14%</text:p>
          </table:table-cell>
          <table:table-cell table:number-columns-repeated="3"/>
          <table:table-cell office:value-type="string">
            <text:p>30 to 34</text:p>
          </table:table-cell>
          <table:table-cell office:value-type="float" office:value="40">
            <text:p>40</text:p>
          </table:table-cell>
          <table:table-cell table:formula="of:=[.L27]-[.J27]" office:value-type="float" office:value="55">
            <text:p>55</text:p>
          </table:table-cell>
          <table:table-cell office:value-type="float" office:value="95">
            <text:p>95</text:p>
          </table:table-cell>
        </table:table-row>
        <table:table-row table:style-name="ro1">
          <table:table-cell table:style-name="ce1" office:value-type="string">
            <text:p>5 to 9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[.C28]/[.B28]" office:value-type="percentage" office:value="0.5">
            <text:p>50.00%</text:p>
          </table:table-cell>
          <table:table-cell table:formula="of:=[.D28]-[.$D$2]" office:value-type="percentage" office:value="0.126423690205011">
            <text:p>12.64%</text:p>
          </table:table-cell>
          <table:table-cell table:number-columns-repeated="3"/>
          <table:table-cell office:value-type="string">
            <text:p>35 to 39</text:p>
          </table:table-cell>
          <table:table-cell office:value-type="float" office:value="33">
            <text:p>33</text:p>
          </table:table-cell>
          <table:table-cell table:formula="of:=[.L28]-[.J28]" office:value-type="float" office:value="39">
            <text:p>39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10 to 1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[.C29]/[.B29]" office:value-type="percentage" office:value="0.4375">
            <text:p>43.75%</text:p>
          </table:table-cell>
          <table:table-cell table:formula="of:=[.D29]-[.$D$2]" office:value-type="percentage" office:value="0.0639236902050114">
            <text:p>6.39%</text:p>
          </table:table-cell>
          <table:table-cell table:number-columns-repeated="3"/>
          <table:table-cell office:value-type="string">
            <text:p>40 to 44</text:p>
          </table:table-cell>
          <table:table-cell office:value-type="float" office:value="18">
            <text:p>18</text:p>
          </table:table-cell>
          <table:table-cell table:formula="of:=[.L29]-[.J29]" office:value-type="float" office:value="30">
            <text:p>3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15 to 19</text:p>
          </table:table-cell>
          <table:table-cell office:value-type="float" office:value="86">
            <text:p>86</text:p>
          </table:table-cell>
          <table:table-cell office:value-type="float" office:value="34">
            <text:p>34</text:p>
          </table:table-cell>
          <table:table-cell table:formula="of:=[.C30]/[.B30]" office:value-type="percentage" office:value="0.395348837209302">
            <text:p>39.53%</text:p>
          </table:table-cell>
          <table:table-cell table:formula="of:=[.D30]-[.$D$2]" office:value-type="percentage" office:value="0.0217725274143137">
            <text:p>2.18%</text:p>
          </table:table-cell>
          <table:table-cell table:number-columns-repeated="3"/>
          <table:table-cell office:value-type="string">
            <text:p>45 to 49</text:p>
          </table:table-cell>
          <table:table-cell office:value-type="float" office:value="16">
            <text:p>16</text:p>
          </table:table-cell>
          <table:table-cell table:formula="of:=[.L30]-[.J30]" office:value-type="float" office:value="25">
            <text:p>2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20 to 24</text:p>
          </table:table-cell>
          <table:table-cell office:value-type="float" office:value="114">
            <text:p>114</text:p>
          </table:table-cell>
          <table:table-cell office:value-type="float" office:value="39">
            <text:p>39</text:p>
          </table:table-cell>
          <table:table-cell table:formula="of:=[.C31]/[.B31]" office:value-type="percentage" office:value="0.342105263157895">
            <text:p>34.21%</text:p>
          </table:table-cell>
          <table:table-cell table:formula="of:=[.D31]-[.$D$2]" office:value-type="percentage" office:value="-0.0314710466370939">
            <text:p>-3.15%</text:p>
          </table:table-cell>
          <table:table-cell table:number-columns-repeated="3"/>
          <table:table-cell office:value-type="string">
            <text:p>50 to 54</text:p>
          </table:table-cell>
          <table:table-cell office:value-type="float" office:value="14">
            <text:p>14</text:p>
          </table:table-cell>
          <table:table-cell table:formula="of:=[.L31]-[.J31]" office:value-type="float" office:value="18">
            <text:p>1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5 to 29</text:p>
          </table:table-cell>
          <table:table-cell office:value-type="float" office:value="106">
            <text:p>106</text:p>
          </table:table-cell>
          <table:table-cell office:value-type="float" office:value="38">
            <text:p>38</text:p>
          </table:table-cell>
          <table:table-cell table:formula="of:=[.C32]/[.B32]" office:value-type="percentage" office:value="0.358490566037736">
            <text:p>35.85%</text:p>
          </table:table-cell>
          <table:table-cell table:formula="of:=[.D32]-[.$D$2]" office:value-type="percentage" office:value="-0.0150857437572528">
            <text:p>-1.51%</text:p>
          </table:table-cell>
          <table:table-cell table:number-columns-repeated="3"/>
          <table:table-cell office:value-type="string">
            <text:p>55 to 59</text:p>
          </table:table-cell>
          <table:table-cell office:value-type="float" office:value="6">
            <text:p>6</text:p>
          </table:table-cell>
          <table:table-cell table:formula="of:=[.L32]-[.J32]"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30 to 34</text:p>
          </table:table-cell>
          <table:table-cell office:value-type="float" office:value="95">
            <text:p>95</text:p>
          </table:table-cell>
          <table:table-cell office:value-type="float" office:value="40">
            <text:p>40</text:p>
          </table:table-cell>
          <table:table-cell table:formula="of:=[.C33]/[.B33]" office:value-type="percentage" office:value="0.421052631578947">
            <text:p>42.11%</text:p>
          </table:table-cell>
          <table:table-cell table:formula="of:=[.D33]-[.$D$2]" office:value-type="percentage" office:value="0.0474763217839587">
            <text:p>4.75%</text:p>
          </table:table-cell>
          <table:table-cell table:number-columns-repeated="3"/>
          <table:table-cell office:value-type="string">
            <text:p>60 to 64</text:p>
          </table:table-cell>
          <table:table-cell office:value-type="float" office:value="6">
            <text:p>6</text:p>
          </table:table-cell>
          <table:table-cell table:formula="of:=[.L33]-[.J33]" office:value-type="float" office:value="9">
            <text:p>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35 to 39</text:p>
          </table:table-cell>
          <table:table-cell office:value-type="float" office:value="72">
            <text:p>72</text:p>
          </table:table-cell>
          <table:table-cell office:value-type="float" office:value="33">
            <text:p>33</text:p>
          </table:table-cell>
          <table:table-cell table:formula="of:=[.C34]/[.B34]" office:value-type="percentage" office:value="0.458333333333333">
            <text:p>45.83%</text:p>
          </table:table-cell>
          <table:table-cell table:formula="of:=[.D34]-[.$D$2]" office:value-type="percentage" office:value="0.0847570235383447">
            <text:p>8.48%</text:p>
          </table:table-cell>
          <table:table-cell table:number-columns-repeated="3"/>
          <table:table-cell office:value-type="string">
            <text:p>65 to 69</text:p>
          </table:table-cell>
          <table:table-cell office:value-type="float" office:value="0">
            <text:p>0</text:p>
          </table:table-cell>
          <table:table-cell table:formula="of:=[.L34]-[.J34]"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40 to 44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table:formula="of:=[.C35]/[.B35]" office:value-type="percentage" office:value="0.375">
            <text:p>37.50%</text:p>
          </table:table-cell>
          <table:table-cell table:formula="of:=[.D35]-[.$D$2]" office:value-type="percentage" office:value="0.00142369020501137">
            <text:p>0.14%</text:p>
          </table:table-cell>
          <table:table-cell table:number-columns-repeated="3"/>
          <table:table-cell office:value-type="string">
            <text:p>70 to 74</text:p>
          </table:table-cell>
          <table:table-cell office:value-type="float" office:value="0">
            <text:p>0</text:p>
          </table:table-cell>
          <table:table-cell table:formula="of:=[.L35]-[.J35]" office:value-type="float" office:value="6">
            <text:p>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45 to 49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table:formula="of:=[.C36]/[.B36]" office:value-type="percentage" office:value="0.390243902439024">
            <text:p>39.02%</text:p>
          </table:table-cell>
          <table:table-cell table:formula="of:=[.D36]-[.$D$2]" office:value-type="percentage" office:value="0.0166675926440358">
            <text:p>1.67%</text:p>
          </table:table-cell>
          <table:table-cell table:number-columns-repeated="3"/>
          <table:table-cell office:value-type="string">
            <text:p>75 to 79</text:p>
          </table:table-cell>
          <table:table-cell office:value-type="float" office:value="0">
            <text:p>0</text:p>
          </table:table-cell>
          <table:table-cell table:formula="of:=[.L36]-[.J36]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50 to 54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table:formula="of:=[.C37]/[.B37]" office:value-type="percentage" office:value="0.4375">
            <text:p>43.75%</text:p>
          </table:table-cell>
          <table:table-cell table:formula="of:=[.D37]-[.$D$2]" office:value-type="percentage" office:value="0.0639236902050114">
            <text:p>6.39%</text:p>
          </table:table-cell>
          <table:table-cell table:number-columns-repeated="3"/>
          <table:table-cell office:value-type="string">
            <text:p>80 to 84</text:p>
          </table:table-cell>
          <table:table-cell office:value-type="float" office:value="1">
            <text:p>1</text:p>
          </table:table-cell>
          <table:table-cell table:formula="of:=[.L37]-[.J37]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5 to 59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.C38]/[.B38]" office:value-type="percentage" office:value="0.375">
            <text:p>37.50%</text:p>
          </table:table-cell>
          <table:table-cell table:formula="of:=[.D38]-[.$D$2]" office:value-type="percentage" office:value="0.00142369020501137">
            <text:p>0.14%</text:p>
          </table:table-cell>
          <table:table-cell table:number-columns-repeated="3"/>
          <table:table-cell office:value-type="string">
            <text:p>Total</text:p>
          </table:table-cell>
          <table:table-cell table:formula="of:=SUM([.J21:.J37])" office:value-type="float" office:value="290">
            <text:p>290</text:p>
          </table:table-cell>
          <table:table-cell table:formula="of:=SUM([.K21:.K37])" office:value-type="float" office:value="424">
            <text:p>424</text:p>
          </table:table-cell>
          <table:table-cell table:formula="of:=SUM([.L21:.L37])" office:value-type="float" office:value="714">
            <text:p>714</text:p>
          </table:table-cell>
        </table:table-row>
        <table:table-row table:style-name="ro1">
          <table:table-cell office:value-type="string">
            <text:p>60 to 6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[.C39]/[.B39]" office:value-type="percentage" office:value="0.4">
            <text:p>40.00%</text:p>
          </table:table-cell>
          <table:table-cell table:formula="of:=[.D39]-[.$D$2]" office:value-type="percentage" office:value="0.0264236902050114">
            <text:p>2.64%</text:p>
          </table:table-cell>
          <table:table-cell table:number-columns-repeated="7"/>
        </table:table-row>
        <table:table-row table:style-name="ro1">
          <table:table-cell office:value-type="string">
            <text:p>65 to 6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C40]/[.B40]" office:value-type="percentage" office:value="0">
            <text:p>0.00%</text:p>
          </table:table-cell>
          <table:table-cell table:formula="of:=[.D40]-[.$D$2]" office:value-type="percentage" office:value="-0.373576309794989">
            <text:p>-37.36%</text:p>
          </table:table-cell>
          <table:table-cell table:number-columns-repeated="7"/>
        </table:table-row>
        <table:table-row table:style-name="ro1">
          <table:table-cell office:value-type="string">
            <text:p>70 to 7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C41]/[.B41]" office:value-type="percentage" office:value="0">
            <text:p>0.00%</text:p>
          </table:table-cell>
          <table:table-cell table:formula="of:=[.D41]-[.$D$2]" office:value-type="percentage" office:value="-0.373576309794989">
            <text:p>-37.36%</text:p>
          </table:table-cell>
          <table:table-cell table:number-columns-repeated="7"/>
        </table:table-row>
        <table:table-row table:style-name="ro1">
          <table:table-cell office:value-type="string">
            <text:p>75 to 79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80 to 84</text:p>
          </table:table-cell>
          <table:table-cell table:number-columns-repeated="2" office:value-type="float" office:value="1">
            <text:p>1</text:p>
          </table:table-cell>
          <table:table-cell table:formula="of:=[.C43]/[.B43]" office:value-type="percentage" office:value="1">
            <text:p>100.00%</text:p>
          </table:table-cell>
          <table:table-cell table:formula="of:=[.D43]-[.$D$2]" office:value-type="percentage" office:value="0.626423690205011">
            <text:p>62.64%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18/08/2017</text:date>, <text:time>14:5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15:51:23.41</meta:creation-date>
    <dc:date>2017-08-18T14:58:18.51</dc:date>
    <meta:editing-duration>PT11H16M21S</meta:editing-duration>
    <meta:editing-cycles>8</meta:editing-cycles>
    <meta:generator>OpenOffice/4.1.3$Win32 OpenOffice.org_project/413m1$Build-9783</meta:generator>
    <meta:document-statistic meta:table-count="3" meta:cell-count="289" meta:object-count="0"/>
  </office:meta>
</office:document-meta>
</file>